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f53cf" officeooo:paragraph-rsid="000f53c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129ebb" officeooo:paragraph-rsid="00129ebb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officeooo:rsid="0010ee0c" officeooo:paragraph-rsid="0007a51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4a5e" officeooo:paragraph-rsid="00104a5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8791" officeooo:paragraph-rsid="0017879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f53cf" officeooo:paragraph-rsid="000f53c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17757"/>
    </style:style>
    <style:style style:name="P11" style:family="paragraph" style:parent-style-name="Standard">
      <style:paragraph-properties fo:text-align="start" style:justify-single-word="false"/>
      <style:text-properties officeooo:paragraph-rsid="00129ebb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178791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29ebb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178791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4c1c"/>
    </style:style>
    <style:style style:name="T3" style:family="text">
      <style:text-properties officeooo:rsid="00129ebb"/>
    </style:style>
    <style:style style:name="T4" style:family="text">
      <style:text-properties style:font-name="Times New Roman" fo:font-size="12pt" fo:font-weight="normal" officeooo:rsid="00117757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29ebb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78791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8b03b" style:font-size-asian="10.5pt" style:font-weight-asian="normal" style:font-size-complex="12pt" style:font-weight-complex="normal"/>
    </style:style>
    <style:style style:name="T8" style:family="text">
      <style:text-properties style:font-name="Times New Roman" fo:font-size="12pt" fo:font-weight="bold" officeooo:rsid="00129ebb" style:font-size-asian="10.5pt" style:font-weight-asian="bold" style:font-size-complex="12pt" style:font-weight-complex="bold"/>
    </style:style>
    <style:style style:name="T9" style:family="text">
      <style:text-properties style:font-name="Times New Roman" fo:font-size="12pt" fo:font-weight="bold" officeooo:rsid="0015cec1" style:font-size-asian="10.5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18b03b" style:font-size-asian="10.5pt" style:font-weight-asian="bold" style:font-size-complex="12pt" style:font-weight-complex="bold"/>
    </style:style>
    <style:style style:name="T11" style:family="text">
      <style:text-properties style:font-name="Times New Roman" fo:font-size="12pt" officeooo:rsid="00178791" style:font-size-asian="10.5pt" style:font-size-complex="12pt"/>
    </style:style>
    <style:style style:name="T12" style:family="text">
      <style:text-properties style:font-name="Times New Roman" fo:font-size="12pt" officeooo:rsid="0018b03b" style:font-size-asian="10.5pt" style:font-size-complex="12pt"/>
    </style:style>
    <style:style style:name="T13" style:family="text">
      <style:text-properties officeooo:rsid="0013a018"/>
    </style:style>
    <style:style style:name="T14" style:family="text">
      <style:text-properties officeooo:rsid="00151f23"/>
    </style:style>
    <style:style style:name="T15" style:family="text">
      <style:text-properties officeooo:rsid="0015b014"/>
    </style:style>
    <style:style style:name="T16" style:family="text">
      <style:text-properties officeooo:rsid="00178791"/>
    </style:style>
    <style:style style:name="T17" style:family="text">
      <style:text-properties officeooo:rsid="0018b03b"/>
    </style:style>
    <style:style style:name="T18" style:family="text">
      <style:text-properties officeooo:rsid="001942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/>
      <text:p text:style-name="P4">Atividade APS – 2020.2</text:p>
      <text:p text:style-name="P4">Professor Jefferson de Carvalho <text:span text:style-name="T15">Silva</text:span></text:p>
      <text:p text:style-name="P4"/>
      <text:p text:style-name="P2"><text:span text:style-name="T2">A</text:span>tividade 0<text:span text:style-name="T18">8</text:span></text:p>
      <text:p text:style-name="P2"/>
      <text:p text:style-name="P5">Dado o sistema implementado na Atividade 02 (Sistema de Locadora), crie <text:span text:style-name="T3">usando qualquer ferramenta UML, os seguintes diagramas:</text:span></text:p>
      <text:p text:style-name="P5"/>
      <text:p text:style-name="P11"><text:span text:style-name="T8">Diagrama </text:span><text:span text:style-name="T9">de </text:span><text:span text:style-name="T10">Objetos</text:span></text:p>
      <text:p text:style-name="P3"/>
      <text:list xml:id="list3538582386" text:style-name="L1">
        <text:list-item>
          <text:p text:style-name="P13"><text:span text:style-name="T5">Pelo menos </text:span><text:span text:style-name="T6">cinco</text:span><text:span text:style-name="T5"> </text:span><text:span text:style-name="T7">objetos</text:span></text:p>
          <text:p text:style-name="P15"/>
        </text:list-item>
      </text:list>
      <text:p text:style-name="P12"><text:span text:style-name="T11">Diagrama de </text:span><text:span text:style-name="T12">Componentes</text:span></text:p>
      <text:p text:style-name="P7"/>
      <text:list xml:id="list1779515693" text:style-name="L2">
        <text:list-item>
          <text:p text:style-name="P14"><text:span text:style-name="T6">Pelo menos </text:span><text:span text:style-name="T7">três</text:span><text:span text:style-name="T6"> </text:span><text:span text:style-name="T7">componentes, com classes dentro (em qualquer quantidade)</text:span></text:p>
        </text:list-item>
      </text:list>
      <text:p text:style-name="P5"/>
      <text:p text:style-name="P6">Gere os diagramas (e o código fonte dos diagramas se tiver usando o PLANTUML ou o arquivo-fonte da ferramenta que você usou para gerar os diagramas, como o ASTAH). </text:p>
      <text:p text:style-name="P6"/>
      <text:p text:style-name="P6">Os diagramas podem ser salvos como imagem ou um PDF.</text:p>
      <text:p text:style-name="P6"/>
      <text:p text:style-name="P6">Compacte todos os arquivos <text:span text:style-name="T13">(FORMATO ZIP ou RAR ou TAR)</text:span> e envie para o SIPPA, atividade A0<text:span text:style-name="T17">8</text:span>. Verifiq<text:span text:style-name="T14">ue se o arquivo enviado é VÁLIDO.</text:span></text:p>
      <text:p text:style-name="P6"/>
      <text:p text:style-name="P6">O trabalho é <text:span text:style-name="T1">individual</text:span></text:p>
      <text:p text:style-name="P5"/>
      <text:p text:style-name="P10"><text:span text:style-name="T4">PRAZO: </text:span><text:span text:style-name="T7">04</text:span><text:span text:style-name="T4">/0</text:span><text:span text:style-name="T7">4</text:span><text:span text:style-name="T4">/2021</text:span></text:p>
      <text:p text:style-name="P2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Silva</meta:initial-creator>
    <meta:creation-date>2010-10-28T14:51:26</meta:creation-date>
    <dc:date>2021-03-13T14:36:05.154000000</dc:date>
    <meta:editing-duration>PT6H53M57S</meta:editing-duration>
    <meta:editing-cycles>8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120" meta:character-count="727" meta:non-whitespace-character-count="621"/>
  </office:meta>
</office:document-meta>
</file>